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Helvetica, sans-serif, EmojiFont, 'Apple Color Emoji', 'Segoe UI Emoji', NotoColorEmoji, 'Segoe UI Symbol', 'Android Emoji', EmojiSymbols"/>
    <style:font-face style:name="Calibri1" svg:font-family="Calibri, Helvetica, sans-serif, serif, EmojiFont"/>
    <style:font-face style:name="Lohit Devanagari" svg:font-family="'Lohit Devanagari'"/>
    <style:font-face style:name="sans-serif" svg:font-family="sans-serif"/>
    <style:font-face style:name="Lohit Devanagari1" svg:font-family="'Lohit Devanagari'" style:font-pitch="variable"/>
    <style:font-face style:name="Noto Sans CJK SC Regular" svg:font-family="'Noto Sans CJK SC 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start" style:justify-single-word="false"/>
      <style:text-properties officeooo:paragraph-rsid="001e2350"/>
    </style:style>
    <style:style style:name="P2" style:family="paragraph" style:parent-style-name="Default">
      <style:text-properties officeooo:paragraph-rsid="001e2350"/>
    </style:style>
    <style:style style:name="P3" style:family="paragraph" style:parent-style-name="Default">
      <style:text-properties style:font-name="Times New Roman"/>
    </style:style>
    <style:style style:name="P4" style:family="paragraph" style:parent-style-name="Default" style:master-page-name="Standard">
      <style:paragraph-properties style:page-number="auto"/>
      <style:text-properties style:font-name="Times New Roman"/>
    </style:style>
    <style:style style:name="P5" style:family="paragraph" style:parent-style-name="Standard">
      <style:paragraph-properties fo:text-align="center" style:justify-single-word="false"/>
      <style:text-properties officeooo:paragraph-rsid="001e2350"/>
    </style:style>
    <style:style style:name="P6" style:family="paragraph" style:parent-style-name="Standard">
      <style:text-properties officeooo:paragraph-rsid="00223cb7" style:font-name-asian="Liberation Serif1" style:font-name-complex="Liberation Serif1"/>
    </style:style>
    <style:style style:name="P7" style:family="paragraph" style:parent-style-name="Standard">
      <style:text-properties officeooo:rsid="00223cb7" officeooo:paragraph-rsid="00223cb7"/>
    </style:style>
    <style:style style:name="T1" style:family="text">
      <style:text-properties fo:font-weight="bold" style:font-weight-asian="bold" style:font-weight-complex="bold"/>
    </style:style>
    <style:style style:name="T2" style:family="text">
      <style:text-properties fo:font-weight="bold" style:font-name-asian="Liberation Serif1" style:font-weight-asian="bold" style:font-name-complex="Liberation Serif1" style:font-weight-complex="bold"/>
    </style:style>
    <style:style style:name="T3" style:family="text">
      <style:text-properties fo:font-weight="bold" officeooo:rsid="001cc9e3" style:font-name-asian="Liberation Serif1" style:font-weight-asian="bold" style:font-name-complex="Liberation Serif1" style:font-weight-complex="bold"/>
    </style:style>
    <style:style style:name="T4" style:family="text">
      <style:text-properties style:font-name-asian="Liberation Serif1" style:font-name-complex="Liberation Serif1"/>
    </style:style>
    <style:style style:name="T5" style:family="text">
      <style:text-properties officeooo:rsid="001f3a6a" style:font-name-asian="Liberation Serif1" style:font-name-complex="Liberation Serif1"/>
    </style:style>
    <style:style style:name="T6" style:family="text">
      <style:text-properties fo:color="#000000" style:font-name="Calibri" fo:font-size="11pt" style:font-size-asian="11pt"/>
    </style:style>
    <style:style style:name="T7" style:family="text">
      <style:text-properties fo:color="#000000" style:text-line-through-style="none" style:text-line-through-type="none" style:font-name="Calibri" fo:font-size="11pt" style:text-underline-style="none" style:font-size-asian="11pt"/>
    </style:style>
    <style:style style:name="T8" style:family="text">
      <style:text-properties fo:color="#000000" style:text-line-through-style="none" style:text-line-through-type="none" style:font-name="Calibri" fo:font-size="11pt" style:text-underline-style="none" fo:font-weight="bold" style:font-size-asian="11pt" style:font-weight-asian="bold"/>
    </style:style>
    <style:style style:name="T9" style:family="text">
      <style:text-properties fo:color="#000000" style:text-line-through-style="none" style:text-line-through-type="none" style:font-name="Calibri" fo:font-size="11pt" style:text-underline-style="none" fo:font-weight="normal" style:font-size-asian="11pt" style:font-weight-asian="normal"/>
    </style:style>
    <style:style style:name="T10" style:family="text">
      <style:text-properties fo:color="#000000" style:font-name="Calibri1" fo:font-size="12pt"/>
    </style:style>
    <style:style style:name="T11" style:family="text">
      <style:text-properties officeooo:rsid="001f3a6a"/>
    </style:style>
    <style:style style:name="T12" style:family="text">
      <style:text-properties officeooo:rsid="0020a636"/>
    </style:style>
    <style:style style:name="T13" style:family="text">
      <style:text-properties officeooo:rsid="00223cb7"/>
    </style:style>
    <style:style style:name="T14" style:family="text">
      <style:text-properties officeooo:rsid="002407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ext:s/></text:span><text:span text:style-name="T3">REGEX</text:span><text:span text:style-name="T1"> Script – Experience </text:span></text:p>
      <text:p text:style-name="P3"/>
      <text:p text:style-name="P3"><text:s/><text:tab/>In the REGEX script, I created four REGEX patterns to solve different questions. The first question was how many non-alpha characters were there in the string. I solve it initially by finding all alpha characters and counting them, then counting the total and subtracting the two. Then I created a second section that used the “^” for not and a regex to just check for anything, not an alpha character and count the total. Next, I needed to check the string for specific mistakes and count them, and then last to fix those mistakes in the string.</text:p>
      <text:p text:style-name="P3"/>
      <text:p text:style-name="P3"><text:tab/>It’s important to know how to use regex, literal characters, sequences, and ranges to solve problems. There are many real word problems that seem surmountable without code. There are databases generated by human data entry, that are riddled with mistakes and misinformation. It’s important to be able to convert that data into a usable form that’s accurate or valid. There are instances where you must match an exact string, for example, password matching. There are instances where you need to match a specific pattern, for example verifying an email is valid, and formatted correctly before accepting it as input from a customer. There are days when on Linux servers, where a customer had installed their e-commerce software incorrectly with the wrong file path, and in technical support we had to write a script that would open millions of files one at a time, scan it for the wrong file path, and then update the file path to be correct. Depending on where the file was located, the path it needed to be could change, but manually searching and editing all the files was not an option. Being able to use functions, and loops, and branches with regex, along with opening, reading, and writing files is vital when working with computers and business.</text:p>
      <text:p text:style-name="P3"/>
      <text:p text:style-name="P3"/>
      <text:p text:style-name="P3">------------------------------------------------</text:p>
      <text:p text:style-name="P3">One error that I encountered was the “-” dash can be used as a range depending on its placement in the regex pattern, or if it is escaped. The most common ranges are the predefined ones like [a-z] which matches to all alpha characters that are lowercase. In this script, the example is “ -&amp;:” is looking for a range with any special characters, regardless of how many occur in between. So in the script regex in this pattern matched the two strings with space, the string with “:” and the string with &amp;. It did not match the “- “ because it was used as a range, The below sample shows how to re-arranged and test the pattern.</text:p>
      <text:p text:style-name="P3"/>
      <text:p text:style-name="P3"/>
      <text:p text:style-name="P3">codio@mission-guitar:~/workspace/challenges$ python3 regex_search_test.py<text:line-break/>regular[ -&amp;:]expression : matched : <text:s/>4<text:line-break/> ['regular expression', 'regular expression', 'regular:expression', 'regular&amp;expression']<text:line-break/>regular[ ]expression : matched : <text:s/>2<text:line-break/> ['regular expression', 'regular expression']<text:line-break/>regular[-]expression : matched : <text:s/>1<text:line-break/> ['regular-expression']<text:line-break/>regular[&amp;]expression : matched : <text:s/>1<text:line-break/> ['regular&amp;expression']<text:line-break/>regular[:]expression : matched : <text:s/>1<text:line-break/> ['regular:expression']<text:line-break/><text:soft-page-break/>regular[ \-&amp;:]expression : matched : <text:s/>5<text:line-break/> ['regular expression', 'regular expression', 'regular-expression', 'regular:expression', 'regular&amp;exp<text:line-break/>ression']</text:p>
      <text:p text:style-name="P3">regular[ :&amp;-]expression : matched : <text:s/>5<text:line-break/> ['regular expression', 'regular expression', 'regular-expression', 'regular:expression', 'regular&amp;exp<text:line-break/>ression']</text:p>
      <text:p text:style-name="P3"><text:s/></text:p>
      <text:p text:style-name="P3">The main error I encountered was with the codio script checker. It was looking for a regex pattern that was slightly incorrect. <text:s/></text:p>
      <text:p text:style-name="P3"><text:s/>------------------------------------------------</text:p>
      <text:p text:style-name="P3">The regex pattern is incorrectly used in the code, it is expecting two spaces instead of one.</text:p>
      <text:p text:style-name="P3">search_string='''This is a string to search for a<text:line-break/> regular expression like<text:line-break/> regular expression or<text:line-break/> regular-expression or<text:line-break/> regular:expression or<text:line-break/> regular&amp;expression <text:line-break/> '''<text:line-break/>#[  -:&amp;]</text:p>
      <text:p text:style-name="P3"><text:line-break/>Technically it should only be one space, <text:span text:style-name="T12">not two</text:span>, but the checker is requiring two. <text:line-break/>And the - should be escaped to avoid it being used as a rang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Helvetica, sans-serif, EmojiFont, 'Apple Color Emoji', 'Segoe UI Emoji', NotoColorEmoji, 'Segoe UI Symbol', 'Android Emoji', EmojiSymbols"/>
    <style:font-face style:name="Calibri1" svg:font-family="Calibri, Helvetica, sans-serif, serif, EmojiFont"/>
    <style:font-face style:name="Lohit Devanagari" svg:font-family="'Lohit Devanagari'"/>
    <style:font-face style:name="sans-serif" svg:font-family="sans-serif"/>
    <style:font-face style:name="Lohit Devanagari1" svg:font-family="'Lohit Devanagari'" style:font-pitch="variable"/>
    <style:font-face style:name="Noto Sans CJK SC Regular" svg:font-family="'Noto Sans CJK SC 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17in" fo:margin-bottom="0.7327in" style:dynamic-spacing="true"/>
      </style:header-style>
      <style:footer-style/>
    </style:page-layout>
  </office:automatic-styles>
  <office:master-styles>
    <style:master-page style:name="Standard" style:page-layout-name="Mpm1">
      <style:header>
        <text:p text:style-name="Header">Erica Southworth</text:p>
        <text:p text:style-name="Header">IT-140-X2470 Introduction to Scripting 18EW2</text:p>
        <text:p text:style-name="Header">Nancy Hi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axena</meta:initial-creator>
    <meta:creation-date>2018-09-18T14:24:00</meta:creation-date>
    <dc:date>2018-12-18T01:13:18.220000000</dc:date>
    <meta:editing-cycles>14</meta:editing-cycles>
    <meta:editing-duration>PT1H18M45S</meta:editing-duration>
    <meta:generator>LibreOffice/6.0.7.3$Windows_X86_64 LibreOffice_project/dc89aa7a9eabfd848af146d5086077aeed2ae4a5</meta:generator>
    <dc:title>IT 140 Final Project Script Four Guidelines and Rubric</dc:title>
    <meta:document-statistic meta:table-count="0" meta:image-count="0" meta:object-count="0" meta:page-count="2" meta:paragraph-count="17" meta:word-count="604" meta:character-count="3986" meta:non-whitespace-character-count="3363"/>
  </office:meta>
</office:document-meta>
</file>